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1a0" officeooo:paragraph-rsid="001cf1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ext:p text:style-name="P1">Estimated COGS as a percent of revenues: Navistar: 83.4% Nordstrom: 64.5% Google: 44.6% </text:p>
      <text:p text:style-name="P1"/>
      <text:p text:style-name="P1">The differences in COGS as a percent of revenues reflect the differences in the types of businesses operated by each company. Navistar is a manufacturing company, so their COGS is higher as a percentage of revenues due to the cost of materials and labor associated with producing their products. Nordstrom is a retail company, so their COGS is lower due to lower production costs associated with selling products. Google is a technology company, so their COGS is even lower due to the lack of physical products they need to produce. The differences in COGS as a percent of revenues matter because they indicate how successful a company is at controlling its costs and generating profits from its operations.</text:p>
      <text:p text:style-name="P1"/>
      <text:p text:style-name="P1">2.)</text:p>
      <text:p text:style-name="P1"/>
      <text:p text:style-name="P1">Navistar: SG&amp;A expenses as a percent of total operating expenses = 742/1,064 = 69.6%; Nordstrom: SG&amp;A expenses as a percent of total operating expenses = 4,776/4,776 = 100%; Google: SG&amp;A expenses as a percent of total operating expenses = 27,461/53,479 = 51.3%. </text:p>
      <text:p text:style-name="P1"/>
      <text:p text:style-name="P1">The differences in SG&amp;A expenses as a percent of total operating expenses can be explained by the differences in the industries in which the companies operate. Navistar is a manufacturer, Nordstrom is a retailer, and Google is a technology company. Each of these industries require different resources and have different levels of overhead costs associated with them. For example, Navistar requires a lot of physical resources and materials to manufacture products and therefore has higher costs associated with its operations. Nordstrom has higher overhead costs because of its retail operations, such as staffing, marketing, and inventory management. Google, on the other hand, has lower costs associated with its technology operations, such as software and cloud services. The implications of these differences are that Navistar, Nordstrom, and Google will have different levels of profitability, depending on their industry. Navistar likely has lower profits than Nordstrom and Google due to the higher costs associated with its manufacturing operations, while Nordstrom and Google may have higher profits due to their lower overhead costs.</text:p>
      <text:p text:style-name="P1"/>
      <text:p text:style-name="P1">3.)</text:p>
      <text:p text:style-name="P1"/>
      <text:p text:style-name="P1">Navistar's financing revenue and expense likely refer to the items under the "Finance Div. Revenue" and "Finance Div. Operating Exp." sections. These items are related to the company's financial operations and likely include interest earned from investments and any operating expenses related to managing their investments or other financial activities.</text:p>
      <text:p text:style-name="P1"/>
      <text:p text:style-name="P1">4.)</text:p>
      <text:p text:style-name="P1"/>
      <text:p text:style-name="P1">b. Taxes on taxable income in income statement, based upon the tax code.</text:p>
      <text:p text:style-name="P1"/>
      <text:p text:style-name="P1">5.)</text:p>
      <text:p text:style-name="P1"/>
      <text:p text:style-name="P1">The difference in the currency exchange gains and losses between Navistar and Google can be explained by the fact that Navistar reported a currency exchange loss, while Google reported a currency exchange gain. This can be attributed to differences in the companies' operations, such as their exposure to foreign currencies, or their strategies for hedging currency risk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07:25.054078499</meta:creation-date>
    <dc:date>2023-03-02T18:17:21.606926166</dc:date>
    <meta:editing-duration>PT9M57S</meta:editing-duration>
    <meta:editing-cycles>1</meta:editing-cycles>
    <meta:document-statistic meta:table-count="0" meta:image-count="0" meta:object-count="0" meta:page-count="1" meta:paragraph-count="12" meta:word-count="468" meta:character-count="3013" meta:non-whitespace-character-count="2555"/>
    <meta:generator>LibreOffice/7.3.7.2$Linux_X86_64 LibreOffice_project/30$Build-2</meta:generator>
  </office:meta>
</office:document-meta>
</file>